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UCRA NINA ALEX AMILCA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01949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372335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UCRA NINA ALEX AMILCA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01949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GONZALES QUISPE, NO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83617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7</text:p>
          </table:table-cell>
          <table:table-cell table:style-name="Tableau1.D2" office:value-type="string">
            <text:p text:style-name="P12">31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1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99631000</text:p>
          </table:table-cell>
          <table:table-cell table:style-name="Tabla2.A2" office:value-type="string">
            <text:p text:style-name="P7">31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28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